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ec5c" officeooo:paragraph-rsid="000fec5c"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16:17:50.062000000</meta:creation-date>
    <dc:date>2015-07-29T16:18:05.564000000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4.4.3$Windows_x86 LibreOffice_project/2c39ebcf046445232b798108aa8a7e7d89552ea8</meta:generator>
  </office:meta>
</office:document-meta>
</file>